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00000003A0B261098DD31DDFF1.png" manifest:media-type="image/png"/>
  <manifest:file-entry manifest:full-path="Pictures/1000000000000264000002648F07135EFE2F109D.png" manifest:media-type="image/png"/>
  <manifest:file-entry manifest:full-path="Pictures/10000201000004B00000015C98C46580A76C8F15.png" manifest:media-type="image/png"/>
  <manifest:file-entry manifest:full-path="Pictures/1000020100000314000000B0F61FE875726F96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1.004cm" fo:min-width="2.104cm" fo:padding-top="0.009cm" fo:padding-bottom="0.009cm" fo:padding-left="0.009cm" fo:padding-right="0.00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4cm" fo:min-width="1.674cm" fo:padding-top="0.009cm" fo:padding-bottom="0.009cm" fo:padding-left="0.009cm" fo:padding-right="0.009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3cm" fo:min-width="1.674cm" fo:padding-top="0.009cm" fo:padding-bottom="0.009cm" fo:padding-left="0.009cm" fo:padding-right="0.009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2cm" fo:min-width="0.43cm" fo:padding-top="0.009cm" fo:padding-bottom="0.009cm" fo:padding-left="0.009cm" fo:padding-right="0.009cm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2.141cm" fo:min-width="8.872cm" fo:padding-top="0.009cm" fo:padding-bottom="0.009cm" fo:padding-left="0.009cm" fo:padding-right="0.009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  <style:text-properties style:font-name="Liberation Serif" fo:font-size="6pt" style:font-size-asian="8pt" style:font-size-complex="8pt"/>
    </style:style>
    <style:style style:name="P3" style:family="paragraph">
      <loext:graphic-properties draw:fill-color="#dddddd"/>
      <style:paragraph-properties fo:text-align="center"/>
      <style:text-properties style:font-name="Liberation Serif" fo:font-size="8pt"/>
    </style:style>
    <style:style style:name="P4" style:family="paragraph">
      <loext:graphic-properties draw:fill-color="#dddddd"/>
      <style:paragraph-properties fo:text-align="center"/>
      <style:text-properties style:font-name="Liberation Seri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/>
      <style:paragraph-properties fo:text-align="center"/>
      <style:text-properties style:font-name="Arial" fo:font-size="8pt"/>
    </style:style>
    <style:style style:name="T1" style:family="text">
      <style:text-properties style:font-name="Liberation Serif" fo:font-size="6pt" style:font-size-asian="8pt" style:font-size-complex="8pt"/>
    </style:style>
    <style:style style:name="T2" style:family="text">
      <style:text-properties style:font-name="Liberation Serif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2.122cm" svg:height="1.022cm" svg:x="6.768cm" svg:y="2.269cm">
          <text:p text:style-name="P1"><text:span text:style-name="T1">Run</text:span></text:p>
          <text:p text:style-name="P1"><text:span text:style-name="T1">infer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55cm" svg:height="1.022cm" svg:x="0cm" svg:y="2.26cm">
          <text:p text:style-name="P1"><text:span text:style-name="T1">Train model</text:span></text:p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.256cm" svg:height="1.021cm" svg:x="2.194cm" svg:y="2.261cm">
          <text:p text:style-name="P1"><text:span text:style-name="T2">Convert to</text:span></text:p>
          <text:p text:style-name="P1"><text:span text:style-name="T2">TF Lite</text:span></text:p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2.255cm" svg:height="1.022cm" svg:x="4.388cm" svg:y="2.261cm">
          <text:p text:style-name="P1"><text:span text:style-name="T2">Deploy model</text:span></text:p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1.754cm" svg:height="0.508cm" svg:x="0.481cm" svg:y="0.558cm">
          <draw:image xlink:href="Pictures/10000201000004B00000015C98C46580A76C8F15.png" xlink:type="simple" xlink:show="embed" xlink:actuate="onLoad" loext:mime-type="image/png">
            <text:p/>
          </draw:image>
        </draw:frame>
        <draw:frame draw:style-name="gr4" draw:text-style-name="P5" draw:layer="layout" svg:width="1.817cm" svg:height="0.406cm" svg:x="0.442cm" svg:y="1.393cm">
          <draw:image xlink:href="Pictures/1000020100000314000000B0F61FE875726F96F6.png" xlink:type="simple" xlink:show="embed" xlink:actuate="onLoad" loext:mime-type="image/png">
            <text:p/>
          </draw:image>
        </draw:frame>
        <draw:frame draw:style-name="gr4" draw:text-style-name="P5" draw:layer="layout" svg:width="1.394cm" svg:height="1.394cm" svg:x="3.497cm" svg:y="0.412cm">
          <draw:image xlink:href="Pictures/1000000000000264000002648F07135EFE2F109D.png" xlink:type="simple" xlink:show="embed" xlink:actuate="onLoad" loext:mime-type="image/png">
            <text:p/>
          </draw:image>
        </draw:frame>
        <draw:custom-shape draw:style-name="gr5" draw:text-style-name="P6" draw:layer="layout" svg:width="0.658cm" svg:height="0.546cm" svg:x="4.968cm" svg:y="0.866cm">
          <text:p/>
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0.658cm" svg:height="0.546cm" svg:x="2.669cm" svg:y="0.867cm">
          <text:p/>
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8.89cm" svg:height="2.159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2.794cm" svg:height="2.026cm" svg:x="5.942cm" svg:y="0.056cm">
          <draw:image xlink:href="Pictures/1000020100000500000003A0B261098DD31DDFF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3.3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11-04T00:00:00.644232150</dc:date>
    <meta:editing-duration>PT2H42M40S</meta:editing-duration>
    <meta:editing-cycles>33</meta:editing-cycles>
    <meta:document-statistic meta:object-count="11"/>
  </office:meta>
</office:document-meta>
</file>